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9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0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3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4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3cm"/>
    </style:style>
    <style:style style:name="gr18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38cm"/>
    </style:style>
    <style:style style:name="gr19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066cm" fo:padding-top="0.302cm" fo:padding-bottom="0.302cm" fo:padding-left="0.427cm" fo:padding-right="0.427cm"/>
    </style:style>
    <style:style style:name="gr20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208cm" fo:padding-top="0.231cm" fo:padding-bottom="0.231cm" fo:padding-left="0.356cm" fo:padding-right="0.356cm"/>
    </style:style>
    <style:style style:name="gr21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38cm"/>
    </style:style>
    <style:style style:name="gr22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38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1.97cm"/>
    </style:style>
    <style:style style:name="gr24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0000cc"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style:style style:name="T8" style:family="text">
      <style:text-properties fo:color="#ff00cc" fo:font-size="12pt" style:font-size-asian="12pt" style:font-size-complex="12pt"/>
    </style:style>
    <style:style style:name="T9" style:family="text">
      <style:text-properties fo:color="#009900" fo:font-size="12pt" style:font-size-asian="12pt" style:font-size-complex="12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4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5cm" svg:y1="4.5cm" svg:x2="15.7cm" svg:y2="4.5cm" draw:start-shape="id1" draw:start-glue-point="7" svg:d="M14500 4500h1200" svg:viewBox="0 0 1201 1">
          <text:p/>
        </draw:connector>
        <draw:connector draw:style-name="gr5" draw:text-style-name="P2" draw:layer="layout" draw:type="line" svg:x1="12.75cm" svg:y1="5.65cm" svg:x2="12.75cm" svg:y2="7.1cm" draw:start-shape="id1" draw:start-glue-point="6" draw:end-shape="id2" draw:end-glue-point="4" svg:d="M12750 5650v1450" svg:viewBox="0 0 1 1451">
          <text:p/>
        </draw:connector>
        <draw:connector draw:style-name="gr5" draw:text-style-name="P2" draw:layer="layout" draw:type="line" svg:x1="11.35cm" svg:y1="8.25cm" svg:x2="9.9cm" svg:y2="8.25cm" draw:start-shape="id2" draw:start-glue-point="5" draw:end-shape="id3" draw:end-glue-point="7" svg:d="M11350 8250h-1450" svg:viewBox="0 0 1451 1">
          <text:p/>
        </draw:connector>
        <draw:connector draw:style-name="gr5" draw:text-style-name="P2" draw:layer="layout" draw:type="line" svg:x1="6.4cm" svg:y1="8.25cm" svg:x2="4.886cm" svg:y2="8.264cm" draw:start-shape="id3" draw:start-glue-point="5" svg:d="M6400 8250l-1514 14" svg:viewBox="0 0 1515 15">
          <text:p/>
        </draw:connector>
        <draw:frame draw:style-name="gr6" draw:text-style-name="P4" draw:layer="layout" svg:width="4.8cm" svg:height="3.095cm" svg:x="1cm" svg:y="7.001cm">
          <draw:text-box>
            <text:p text:style-name="P1"><text:span text:style-name="T1">Match</text:span><text:span text:style-name="T2"> (face </text:span><text:span text:style-name="T3">does</text:span><text:span text:style-name="T2"> belong to John) </text:span></text:p>
            <text:p text:style-name="P1"><text:span text:style-name="T4">or</text:span><text:span text:style-name="T2"> </text:span><text:span text:style-name="T2"><text:line-break/></text:span><text:span text:style-name="T1">No Match</text:span><text:span text:style-name="T2"> (face does </text:span><text:span text:style-name="T3">not</text:span><text:span text:style-name="T2"> belong to John)</text:span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4.2cm" svg:height="0.962cm" svg:x="4.1cm" svg:y="11.2cm">
          <draw:text-box>
            <text:p>= Enrollment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7" draw:text-style-name="P5" draw:layer="layout" svg:width="4.5cm" svg:height="0.962cm" svg:x="4.1cm" svg:y="12.238cm">
          <draw:text-box>
            <text:p>= Verification</text:p>
          </draw:text-box>
        </draw:frame>
        <draw:g>
          <draw:custom-shape draw:style-name="gr8" draw:text-style-name="P6" draw:layer="layout" svg:width="1.244cm" svg:height="1.245cm" svg:x="13.1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draw:layer="layout" svg:width="1.3cm" svg:height="1.3cm" svg:x="13.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3cm" svg:height="1.3cm" svg:x="13.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11" draw:layer="layout" svg:width="1.8cm" svg:height="0.725cm" svg:x="9.7cm" svg:y="8.4cm">
          <draw:text-box>
            <text:p text:style-name="P1"><text:span text:style-name="T5">Score</text:span></text:p>
          </draw:text-box>
        </draw:frame>
        <draw:g>
          <draw:custom-shape draw:style-name="gr16" draw:text-style-name="P6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cm" svg:y="3.35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2" draw:id="id2" draw:layer="layout" svg:width="2.8cm" svg:height="2.3cm" svg:x="11.35cm" svg:y="7.1cm">
          <text:p text:style-name="P1">M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7cm" svg:x1="17.451cm" svg:y1="7.201cm" svg:x2="14.15cm" svg:y2="8.25cm" draw:start-shape="id4" draw:start-glue-point="2" draw:end-shape="id2" draw:end-glue-point="7" svg:d="M17451 7201v999l-2799 50h-502" svg:viewBox="0 0 3302 1050">
          <text:p/>
        </draw:connector>
        <draw:frame draw:style-name="gr15" draw:text-style-name="P12" draw:layer="layout" svg:width="1.5cm" svg:height="0.725cm" svg:x="1.5cm" svg:y="2.3cm">
          <draw:text-box>
            <text:p text:style-name="P1"><text:span text:style-name="T6">John</text:span></text:p>
          </draw:text-box>
        </draw:frame>
        <draw:g>
          <draw:g>
            <draw:custom-shape draw:style-name="gr16" draw:text-style-name="P6" draw:layer="layout" svg:width="1.244cm" svg:height="1.245cm" svg:x="14.856cm" svg:y="8.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ustom-shape draw:style-name="gr9" draw:text-style-name="P7" draw:layer="layout" svg:width="1.3cm" svg:height="1.3cm" svg:x="14.8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7" draw:layer="layout" svg:width="1.3cm" svg:height="1.3cm" svg:x="14.9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5" draw:text-style-name="P12" draw:layer="layout" svg:width="1.5cm" svg:height="0.725cm" svg:x="15.9cm" svg:y="8.775cm">
            <draw:text-box>
              <text:p text:style-name="P1"><text:span text:style-name="T6">John</text:span></text:p>
            </draw:text-box>
          </draw:frame>
        </draw:g>
        <draw:frame draw:style-name="gr15" draw:text-style-name="P13" draw:layer="layout" svg:width="1.5cm" svg:height="0.725cm" svg:x="1.5cm" svg:y="6.101cm">
          <draw:text-box>
            <text:p text:style-name="P1"><text:span text:style-name="T7">John</text:span></text:p>
          </draw:text-box>
        </draw:frame>
        <draw:g xml:id="id4" draw:id="id4">
          <draw:g>
            <draw:g>
              <draw:g>
                <draw:custom-shape draw:style-name="gr18" draw:text-style-name="P6" draw:layer="layout" svg:width="1.244cm" svg:height="0.89cm" svg:x="16.175cm" svg:y="3.5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19" draw:text-style-name="P7" draw:layer="layout" svg:width="1.3cm" svg:height="0.929cm" svg:x="16.119cm" svg:y="3.50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7" draw:layer="layout" svg:width="1.3cm" svg:height="0.929cm" svg:x="16.219cm" svg:y="3.43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5" draw:text-style-name="P12" draw:layer="layout" svg:width="1.5cm" svg:height="0.725cm" svg:x="17.219cm" svg:y="3.705cm">
                <draw:text-box>
                  <text:p text:style-name="P1"><text:span text:style-name="T6">John</text:span></text:p>
                </draw:text-box>
              </draw:frame>
            </draw:g>
            <draw:g>
              <draw:g>
                <draw:custom-shape draw:style-name="gr21" draw:text-style-name="P6" draw:layer="layout" svg:width="1.244cm" svg:height="0.89cm" svg:x="16.175cm" svg:y="4.4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19" draw:text-style-name="P7" draw:layer="layout" svg:width="1.3cm" svg:height="0.929cm" svg:x="16.119cm" svg:y="4.4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7" draw:layer="layout" svg:width="1.3cm" svg:height="0.929cm" svg:x="16.219cm" svg:y="4.3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5" draw:text-style-name="P14" draw:layer="layout" svg:width="1.5cm" svg:height="0.725cm" svg:x="17.219cm" svg:y="4.64cm">
                <draw:text-box>
                  <text:p text:style-name="P1"><text:span text:style-name="T8">Mary</text:span></text:p>
                </draw:text-box>
              </draw:frame>
            </draw:g>
            <draw:g>
              <draw:g>
                <draw:custom-shape draw:style-name="gr22" draw:text-style-name="P6" draw:layer="layout" svg:width="1.244cm" svg:height="0.89cm" svg:x="16.175cm" svg:y="5.4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19" draw:text-style-name="P7" draw:layer="layout" svg:width="1.3cm" svg:height="0.929cm" svg:x="16.119cm" svg:y="5.44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7" draw:layer="layout" svg:width="1.3cm" svg:height="0.929cm" svg:x="16.219cm" svg:y="5.3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5" draw:text-style-name="P15" draw:layer="layout" svg:width="1.5cm" svg:height="0.725cm" svg:x="17.219cm" svg:y="5.64cm">
                <draw:text-box>
                  <text:p text:style-name="P1"><text:span text:style-name="T9">Olga</text:span></text:p>
                </draw:text-box>
              </draw:frame>
            </draw:g>
          </draw:g>
          <draw:custom-shape draw:style-name="gr23" draw:text-style-name="P16" draw:layer="layout" svg:width="3.5cm" svg:height="5.4cm" svg:x="15.701cm" svg:y="1.801cm">
            <text:p text:style-name="P1"><text:span text:style-name="T10"/></text:p>
            <text:p text:style-name="P1"><text:span text:style-name="T10"/></text:p>
            <text:p text:style-name="P1"><text:span text:style-name="T10"/></text:p>
            <text:p text:style-name="P1"><text:span text:style-name="T10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24" draw:text-style-name="P17" draw:layer="layout" svg:width="2.799cm" svg:height="1.361cm" svg:x="16.001cm" svg:y="2.101cm">
            <draw:text-box>
              <text:p text:style-name="P1"><text:span text:style-name="T11">Model Databa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17-05-22T10:04:35.138895428</dc:date>
    <meta:editing-duration>PT59M2S</meta:editing-duration>
    <meta:editing-cycles>15</meta:editing-cycles>
    <meta:generator>LibreOffice/5.2.6.2$Linux_X86_64 LibreOffice_project/a3100ed2409ebf1c212f5048fbe377c281438fdc</meta:generator>
    <meta:document-statistic meta:object-count="64"/>
  </office:meta>
</office:document-meta>
</file>